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4.957cm" svg:height="8.413cm" svg:x="0.14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24:49.449913975</dc:date>
    <meta:editing-duration>PT8M29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8cm" svg:height="8.414cm" xlink:href="." xlink:type="simple" chart:class="chart:scatter" chart:style-name="ch1">
        <chart:plot-area chart:style-name="ch2" chart:data-source-has-labels="both" svg:x="0.299cm" svg:y="0.168cm" svg:width="14.36cm" svg:height="8.078cm">
          <chart:coordinate-region svg:x="0.841cm" svg:y="0.367cm" svg:width="13.632cm" svg:height="7.68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93892626146236">
                <text:p>-2.93892626146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93892626146237">
                <text:p>-2.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3892626146236">
                <text:p>2.93892626146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93892626146236">
                <text:p>-2.93892626146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.93892626146237">
                <text:p>-2.93892626146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